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3125in" fo:margin-left="0.6083in" table:align="left"/>
    </style:style>
    <style:style style:name="Table2.A" style:family="table-column">
      <style:table-column-properties style:column-width="6.31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3125in" fo:margin-left="0.6083in" table:align="left"/>
    </style:style>
    <style:style style:name="Table3.A" style:family="table-column">
      <style:table-column-properties style:column-width="6.31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3125in" fo:margin-left="0.6083in" table:align="left"/>
    </style:style>
    <style:style style:name="Table4.A" style:family="table-column">
      <style:table-column-properties style:column-width="6.3125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3056in" fo:margin-left="0.6083in" table:align="left"/>
    </style:style>
    <style:style style:name="Table6.A" style:family="table-column">
      <style:table-column-properties style:column-width="6.3056in"/>
    </style:style>
    <style:style style:name="Table6.A1" style:family="table-cell">
      <style:table-cell-properties fo:padding="0.0382in" fo:border="0.05pt solid #000000"/>
    </style:style>
    <style:style style:name="Table1" style:family="table">
      <style:table-properties style:width="6.3056in" fo:margin-left="0.6153in" table:align="left"/>
    </style:style>
    <style:style style:name="Table1.A" style:family="table-column">
      <style:table-column-properties style:column-width="6.3056in"/>
    </style:style>
    <style:style style:name="Table1.A1" style:family="table-cell">
      <style:table-cell-properties fo:padding="0.0382in" fo:border="0.05pt solid #000000"/>
    </style:style>
    <style:style style:name="Table7" style:family="table">
      <style:table-properties style:width="6.3056in" fo:margin-left="0.6153in" table:align="left"/>
    </style:style>
    <style:style style:name="Table7.A" style:family="table-column">
      <style:table-column-properties style:column-width="6.3056in"/>
    </style:style>
    <style:style style:name="Table7.A1" style:family="table-cell">
      <style:table-cell-properties fo:padding="0.0382in" fo:border="0.05pt solid #000000"/>
    </style:style>
    <style:style style:name="Table5" style:family="table">
      <style:table-properties style:width="6.3056in" fo:margin-left="0.6083in" table:align="left"/>
    </style:style>
    <style:style style:name="Table5.A" style:family="table-column">
      <style:table-column-properties style:column-width="6.3056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Standard">
      <style:text-properties fo:color="#800000"/>
    </style:style>
    <style:style style:name="P4" style:family="paragraph" style:parent-style-name="Standard">
      <style:text-properties fo:color="#800000" style:font-name="DejaVu Sans Mono" fo:font-size="10pt" style:font-name-asian="DejaVu Sans Mono" style:font-size-asian="10pt" style:font-name-complex="DejaVu Sans Mono" style:font-size-complex="10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800000" style:font-name="DejaVu Sans Mono" fo:font-size="10pt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text-properties fo:color="#800000"/>
    </style:style>
    <style:style style:name="P9" style:family="paragraph" style:parent-style-name="Table_20_Contents">
      <style:text-properties fo:color="#800000" style:text-line-through-style="none"/>
    </style:style>
    <style:style style:name="P10" style:family="paragraph" style:parent-style-name="Table_20_Contents">
      <style:text-properties style:text-line-through-style="solid"/>
    </style:style>
    <style:style style:name="P11" style:family="paragraph" style:parent-style-name="Table_20_Contents">
      <style:text-properties style:text-line-through-style="none"/>
    </style:style>
    <style:style style:name="P12" style:family="paragraph" style:parent-style-name="Table_20_Contents">
      <style:text-properties fo:color="#000000" style:text-line-through-style="solid" style:font-name="Liberation Serif" fo:font-size="12pt" style:font-name-asian="DejaVu Sans Mono" style:font-size-asian="12pt" style:font-name-complex="DejaVu Sans Mono" style:font-size-complex="12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Table_20_Contents">
      <style:text-properties fo:color="#800000"/>
    </style:style>
    <style:style style:name="P15" style:family="paragraph" style:parent-style-name="Table_20_Contents">
      <style:text-properties style:text-line-through-style="solid"/>
    </style:style>
    <style:style style:name="T1" style:family="text">
      <style:text-properties fo:color="#000000" style:font-name="DejaVu Sans Mono" fo:font-size="10pt" style:font-name-asian="DejaVu Sans Mono" style:font-size-asian="10pt" style:font-name-complex="DejaVu Sans Mono" style:font-size-complex="10pt"/>
    </style:style>
    <style:style style:name="T2" style:family="text">
      <style:text-properties style:font-name="DejaVu Sans Mono" fo:font-size="10pt" style:text-underline-style="none" style:font-name-asian="DejaVu Sans Mono" style:font-size-asian="10pt" style:font-name-complex="DejaVu Sans Mono" style:font-size-complex="10pt"/>
    </style:style>
    <style:style style:name="T3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font-weight="bold" style:font-name-asian="DejaVu Sans Mono" style:font-size-asian="10pt" style:font-weight-asian="bold" style:font-name-complex="DejaVu Sans Mono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">Don't find out which feature to contain those following projects:</text:p>
      <text:p text:style-name="P1"/>
      <text:p text:style-name="P1"><text:tab/>- tos svn repository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#for P2?</text:p>
            <text:p text:style-name="P2"><text:s text:c="4"/>org.talend.babel.all-feature</text:p>
            <text:p text:style-name="P6"><text:s text:c="4"/>org.talend.i18n.all-feature</text:p>
            <text:p text:style-name="P6"/>
            <text:p text:style-name="P4"># for <text:span text:style-name="T5">tesb-studio-se</text:span>?</text:p>
            <text:p text:style-name="P6"><text:s text:c="4"/>org.talend.camel.libraries</text:p>
            <text:p text:style-name="P6"/>
            <text:p text:style-name="P7"># same org.talend.componentdesigner in <text:span text:style-name="T5">tdi-studio-se</text:span>?</text:p>
            <text:p text:style-name="P6"><text:s text:c="4"/>org.talend.componentdesigner.rcp</text:p>
            <text:p text:style-name="P6"><text:s text:c="4"/>org.talend.componentdesigner.rcp.nl</text:p>
            <text:p text:style-name="P6"/>
            <text:p text:style-name="P7"># same as org.talend.cwm.mip in <text:span text:style-name="T5">tcommon-studio-se</text:span>?</text:p>
            <text:p text:style-name="P6"><text:s text:c="4"/>org.talend.cwm.mip.editor</text:p>
            <text:p text:style-name="P6"/>
            <text:p text:style-name="P6"><text:s text:c="4"/>org.talend.designer.components.libs</text:p>
            <text:p text:style-name="P6"/>
            <text:p text:style-name="P7"># same org.talend.designer.mapper in <text:span text:style-name="T5">tdi-studio-se</text:span>?</text:p>
            <text:p text:style-name="P6"><text:s text:c="4"/><text:span text:style-name="T7">org.talend.designer.mapper.advanced</text:span></text:p>
            <text:p text:style-name="P6"/>
            <text:p text:style-name="P7"># dev settings should be <text:span text:style-name="T5">tcommon-studio-ee</text:span>?</text:p>
            <text:p text:style-name="P6"><text:s text:c="4"/>org.talend.developpement</text:p>
            <text:p text:style-name="P6"><text:s text:c="4"/>org.talend.emptyproject</text:p>
            <text:p text:style-name="P6"/>
            <text:p text:style-name="P6"><text:s text:c="4"/>org.talend.esb.ws</text:p>
            <text:p text:style-name="P6"/>
            <text:p text:style-name="P6"><text:s text:c="4"/>org.talend.helpers</text:p>
            <text:p text:style-name="P6"><text:s text:c="4"/>org.talend.helpers.nl</text:p>
            <text:p text:style-name="P6"/>
            <text:p text:style-name="P7"># should be in <text:span text:style-name="T5">tbd-studio-se</text:span>?</text:p>
            <text:p text:style-name="P6"><text:s text:c="4"/>org.talend.libraries.apache.hive</text:p>
            <text:p text:style-name="P6"><text:s text:c="4"/>org.talend.libraries.hadoop</text:p>
            <text:p text:style-name="P6"/>
            <text:p text:style-name="P7"># same as org.talend.jdbc... in <text:span text:style-name="T5">tcommon-studio-se</text:span>?</text:p>
            <text:p text:style-name="P6"><text:s text:c="4"/>org.talend.libraries.jdbc.saphana</text:p>
            <text:p text:style-name="P6"/>
            <text:p text:style-name="P6"><text:s text:c="4"/>org.talend.libraries.w3c</text:p>
            <text:p text:style-name="P6"/>
            <text:p text:style-name="P6"><text:s text:c="4"/>org.talend.rcp.branding.jetlxcmmty</text:p>
            <text:p text:style-name="P6"><text:s text:c="4"/>org.talend.rcp.branding.jetlxcmmty-feature</text:p>
            <text:p text:style-name="P6"><text:s text:c="4"/>org.talend.rcp.branding.sdi</text:p>
            <text:p text:style-name="P6"><text:s text:c="4"/>org.talend.rcp.branding.sdi-feature</text:p>
            <text:p text:style-name="P6"/>
            <text:p text:style-name="P6"><text:s text:c="4"/>test.drools_training</text:p>
            <text:p text:style-name="P6"><text:s text:c="4"/>tuj</text:p>
          </table:table-cell>
        </table:table-row>
      </table:table>
      <text:p text:style-name="Standard"><text:tab/><text:tab/>PS, if <text:span text:style-name="T7">striketthrough</text:span>, means it has been in the tXXX-studio-[se]e list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5"><text:tab/><text:span text:style-name="T5">- top svn repsoitory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T1"><text:s text:c="4"/></text:span>org.talend.dataquality.editor</text:p>
            <text:p text:style-name="Table_20_Contents"/>
            <text:p text:style-name="P8"># Seems work for mdm(<text:span text:style-name="T2">org.talend.mdm.core.enterprise, MDM server/web</text:span>)</text:p>
            <text:p text:style-name="Table_20_Contents"><text:span text:style-name="T1"><text:s text:c="4"/></text:span>org.talend.dataquality.matchmerge</text:p>
            <text:p text:style-name="Table_20_Contents"/>
            <text:p text:style-name="Table_20_Contents"><text:span text:style-name="T1"><text:s text:c="4"/></text:span>org.talend.dataquality.standardization.migration</text:p>
            <text:p text:style-name="Table_20_Contents"><text:span text:style-name="T1"><text:s text:c="4"/></text:span>test.mydistance </text:p>
            <text:p text:style-name="Table_20_Contents"><text:span text:style-name="T1"><text:s text:c="4"/></text:span>test.myudi</text:p>
          </table:table-cell>
        </table:table-row>
      </table:table>
      <text:p text:style-name="Standard"/>
      <text:p text:style-name="Standard"><text:tab/><text:span text:style-name="T5">- tom svn repsoitory(Mainly for MDM server/Web)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org.talend.mdm.base </text:p>
            <text:p text:style-name="Table_20_Contents">org.talend.mdm.bulkload.client </text:p>
            <text:p text:style-name="Table_20_Contents">org.talend.mdm.calljob.plugin</text:p>
            <text:p text:style-name="Table_20_Contents">org.talend.mdm.commons.core </text:p>
            <text:p text:style-name="Table_20_Contents">org.talend.mdm.connector.core </text:p>
            <text:p text:style-name="Table_20_Contents">org.talend.mdm.connector.jdbc </text:p>
            <text:p text:style-name="Table_20_Contents">org.talend.mdm.connector.logging </text:p>
            <text:p text:style-name="Table_20_Contents">org.talend.mdm.connector.smtp</text:p>
            <text:p text:style-name="Table_20_Contents">org.talend.mdm.core </text:p>
            <text:p text:style-name="Table_20_Contents">org.talend.mdm.core.open </text:p>
            <text:p text:style-name="Table_20_Contents">org.talend.mdm.core.plugin.base </text:p>
            <text:p text:style-name="Table_20_Contents">org.talend.mdm.datamodel.synchronization</text:p>
            <text:p text:style-name="Table_20_Contents">org.talend.mdm.ext.images.server </text:p>
            <text:p text:style-name="Table_20_Contents">org.talend.mdm.ext.publish.component</text:p>
            <text:p text:style-name="Table_20_Contents">org.talend.mdm.jaas.jboss.open</text:p>
            <text:p text:style-name="Table_20_Contents">org.talend.mdm.service.calljob </text:p>
            <text:p text:style-name="Table_20_Contents">org.talend.mdm.service.calltransformer </text:p>
            <text:p text:style-name="Table_20_Contents">org.talend.mdm.service.dumptoconsole </text:p>
            <text:p text:style-name="Table_20_Contents">org.talend.mdm.service.itemdispatcher </text:p>
            <text:p text:style-name="Table_20_Contents">org.talend.mdm.service.jdbc </text:p>
            <text:p text:style-name="Table_20_Contents">org.talend.mdm.service.logging </text:p>
            <text:p text:style-name="Table_20_Contents">org.talend.mdm.service.loggingsmtp </text:p>
            <text:p text:style-name="Table_20_Contents">org.talend.mdm.service.smtp</text:p>
            <text:p text:style-name="Table_20_Contents">org.talend.mdm.webapp.adapter.logging </text:p>
            <text:p text:style-name="Table_20_Contents">org.talend.mdm.webapp.adapter.smtp </text:p>
            <text:p text:style-name="Table_20_Contents">org.talend.mdm.webapp.base </text:p>
            <text:p text:style-name="Table_20_Contents">org.talend.mdm.webapp.browserecords </text:p>
            <text:p text:style-name="Table_20_Contents">org.talend.mdm.webapp.core </text:p>
            <text:p text:style-name="Table_20_Contents">org.talend.mdm.webapp.core.open </text:p>
            <text:p text:style-name="Table_20_Contents">org.talend.mdm.webapp.general </text:p>
            <text:p text:style-name="Table_20_Contents">org.talend.mdm.webapp.hierarchical </text:p>
            <text:p text:style-name="Table_20_Contents">org.talend.mdm.webapp.journal </text:p>
            <text:p text:style-name="Table_20_Contents">org.talend.mdm.webapp.openmdm </text:p>
            <text:p text:style-name="Table_20_Contents"><text:soft-page-break/>org.talend.mdm.webapp.recyclebin </text:p>
            <text:p text:style-name="Table_20_Contents">org.talend.mdm.webapp.reporting </text:p>
            <text:p text:style-name="Table_20_Contents">org.talend.mdm.webapp.stagingarea </text:p>
            <text:p text:style-name="Table_20_Contents">org.talend.mdm.webapp.viewbrowser </text:p>
            <text:p text:style-name="Table_20_Contents">org.talend.mdm.webapp.welcomeportal</text:p>
            <text:p text:style-name="Table_20_Contents">org.talend.mdm.xmlserver.interfaces</text:p>
            <text:p text:style-name="Table_20_Contents">talend.mdm.libraries</text:p>
            <text:p text:style-name="Table_20_Contents"/>
            <text:p text:style-name="P8">#Seems there is no feature to contain it, maybe not used.</text:p>
            <text:p text:style-name="Table_20_Contents">org.talend.rcp.branding.tom</text:p>
          </table:table-cell>
        </table:table-row>
      </table:table>
      <text:p text:style-name="Standard"/>
      <text:p text:style-name="Standard"><text:tab/><text:span text:style-name="T6">- tdq svn repsoi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# Only for component for building jar, Maybe should be <text:span text:style-name="T5">tdq-studio-ee </text:span><text:s/><text:span text:style-name="T3">/org.talend.designer.components.tdqprovider/</text:span><text:span text:style-name="T2">components</text:span><text:span text:style-name="T3">/tFirstnameMatch</text:span></text:p>
            <text:p text:style-name="Table_20_Contents">org.talend.dataquality.data.index</text:p>
            <text:p text:style-name="Table_20_Contents"/>
            <text:p text:style-name="P8"># for Tdq hadoop components for building jar, Maybe should be <text:span text:style-name="T5">tdq-studio-ee </text:span><text:s/><text:span text:style-name="T3">org.talend.designer.components.tdqhadoopprovider</text:span></text:p>
            <text:p text:style-name="Table_20_Contents">org.talend.dataquality.hadoop</text:p>
            <text:p text:style-name="Table_20_Contents"/>
            <text:p text:style-name="Table_20_Contents">org.talend.dataquality.reporting.engine.build</text:p>
            <text:p text:style-name="Table_20_Contents">test.dq.datamart</text:p>
          </table:table-cell>
        </table:table-row>
      </table:table>
      <text:p text:style-name="Standard"/>
      <text:p text:style-name="Standard"><text:tab/><text:span text:style-name="T5">- tem svn repsoitory (Same as tom, most for MDM server/web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mdm-performance</text:p>
            <text:p text:style-name="Table_20_Contents"/>
            <text:p text:style-name="Table_20_Contents">org.talend.mdm.backgroundqueue </text:p>
            <text:p text:style-name="Table_20_Contents">org.talend.mdm.base.enterprise </text:p>
            <text:p text:style-name="Table_20_Contents">org.talend.mdm.bonita.connector</text:p>
            <text:p text:style-name="Table_20_Contents">org.talend.mdm.connector.svn</text:p>
            <text:p text:style-name="Table_20_Contents">org.talend.mdm.core.enterprise</text:p>
            <text:p text:style-name="Table_20_Contents">org.talend.mdm.db.migration</text:p>
            <text:p text:style-name="Table_20_Contents">org.talend.mdm.ext.service.schedule</text:p>
            <text:p text:style-name="Table_20_Contents">org.talend.mdm.izpack </text:p>
            <text:p text:style-name="Table_20_Contents">org.talend.mdm.jaas.existdb.jboss </text:p>
            <text:p text:style-name="Table_20_Contents">org.talend.mdm.jaas.ldap.jboss </text:p>
            <text:p text:style-name="Table_20_Contents">org.talend.mdm.jmx</text:p>
            <text:p text:style-name="Table_20_Contents">org.talend.mdm.nsis </text:p>
            <text:p text:style-name="Table_20_Contents">org.talend.mdm.patchtool</text:p>
            <text:p text:style-name="Table_20_Contents">org.talend.mdm.service.svn </text:p>
            <text:p text:style-name="Table_20_Contents">org.talend.mdm.service.synchronization </text:p>
            <text:p text:style-name="Table_20_Contents">org.talend.mdm.service.workflow</text:p>
            <text:p text:style-name="Table_20_Contents">org.talend.mdm.webapp.core.enterprise </text:p>
            <text:p text:style-name="Table_20_Contents">org.talend.mdm.webapp.crossreference </text:p>
            <text:p text:style-name="Table_20_Contents">org.talend.mdm.webapp.hierarchy </text:p>
            <text:p text:style-name="Table_20_Contents">org.talend.mdm.webapp.licensemanager </text:p>
            <text:p text:style-name="Table_20_Contents"><text:soft-page-break/>org.talend.mdm.webapp.search </text:p>
            <text:p text:style-name="Table_20_Contents">org.talend.mdm.webapp.stewardship </text:p>
            <text:p text:style-name="Table_20_Contents">org.talend.mdm.webapp.synchronization </text:p>
            <text:p text:style-name="Table_20_Contents">org.talend.mdm.webapp.synchronizationaction </text:p>
            <text:p text:style-name="Table_20_Contents">org.talend.mdm.webapp.universemanager </text:p>
            <text:p text:style-name="Table_20_Contents">org.talend.mdm.webapp.usermanager </text:p>
            <text:p text:style-name="Table_20_Contents">org.talend.mdm.webapp.workflow.tasks</text:p>
            <text:p text:style-name="Table_20_Contents">org.talend.mdm.workbench-updatesite</text:p>
            <text:p text:style-name="Table_20_Contents">org.talend.mdm.workflow</text:p>
            <text:p text:style-name="Table_20_Contents">talend.ext.libraries</text:p>
          </table:table-cell>
        </table:table-row>
      </table:table>
      <text:p text:style-name="Standard"/>
      <text:p text:style-name="P1"><text:tab/>- tis_shared svn repsoitory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HashTests </text:p>
            <text:p text:style-name="Standard">development </text:p>
            <text:p text:style-name="Standard"/>
            <text:p text:style-name="Standard">org.eclipse.swt.unknown </text:p>
            <text:p text:style-name="Standard"/>
            <text:p text:style-name="P8"># Maybe should be for <text:span text:style-name="T5">tdq-studio-ee</text:span>, But in org.talend.tis_feature </text:p>
            <text:p text:style-name="Table_20_Contents">org.talend.designer.tdqmatching</text:p>
            <text:p text:style-name="Table_20_Contents"/>
            <text:p text:style-name="P3">#Maybe for MDM?</text:p>
            <text:p text:style-name="Standard">org.talend.studio.workflow.workspace</text:p>
            <text:p text:style-name="Standard"/>
            <text:p text:style-name="Table_20_Contents">org.talend.rcp.branding.thales </text:p>
            <text:p text:style-name="Table_20_Contents">org.talend.rcp.branding.thales-feature</text:p>
            <text:p text:style-name="Table_20_Contents">org.talend.thalestechnical-feature</text:p>
            <text:p text:style-name="Table_20_Contents">org.talend.designer.components.thalesprovider</text:p>
            <text:p text:style-name="Table_20_Contents"/>
            <text:p text:style-name="Table_20_Contents">org.talend.rcp.branding.dqsh </text:p>
            <text:p text:style-name="Table_20_Contents">org.talend.rcp.branding.dqsh-feature</text:p>
            <text:p text:style-name="Table_20_Contents">org.talend.rcp.branding.kurtosys </text:p>
            <text:p text:style-name="Table_20_Contents">org.talend.rcp.branding.kurtosys-feature </text:p>
            <text:p text:style-name="Table_20_Contents">org.talend.rcp.branding.lynasetl </text:p>
            <text:p text:style-name="Table_20_Contents">org.talend.rcp.branding.lynasetl-feature</text:p>
            <text:p text:style-name="Table_20_Contents">org.talend.rcp.branding.tod </text:p>
            <text:p text:style-name="Table_20_Contents">org.talend.rcp.branding.tod-feature </text:p>
            <text:p text:style-name="Table_20_Contents">org.talend.rcp.branding.wdci </text:p>
            <text:p text:style-name="Table_20_Contents">org.talend.rcp.branding.wdci-feature</text:p>
            <text:p text:style-name="Table_20_Contents"/>
            <text:p text:style-name="Table_20_Contents">org.talend.rcp.branding.jetl </text:p>
            <text:p text:style-name="Table_20_Contents">org.talend.rcp.branding.jetl-feature </text:p>
            <text:p text:style-name="Table_20_Contents">org.talend.rcp.branding.jetl.bigdata </text:p>
            <text:p text:style-name="Table_20_Contents">org.talend.rcp.branding.jetl.bigdata-feature </text:p>
            <text:p text:style-name="Table_20_Contents">org.talend.rcp.branding.jetlexpress </text:p>
            <text:p text:style-name="Table_20_Contents">org.talend.rcp.branding.jetlexpress-feature </text:p>
            <text:p text:style-name="Table_20_Contents">org.talend.rcp.branding.jetlplus </text:p>
            <text:p text:style-name="Table_20_Contents"><text:soft-page-break/>org.talend.rcp.branding.jetlplus-feature</text:p>
            <text:p text:style-name="Table_20_Contents"/>
            <text:p text:style-name="P8">#for QA?</text:p>
            <text:p text:style-name="Table_20_Contents">org.eclipse.swtbot.forms.finder</text:p>
            <text:p text:style-name="Table_20_Contents"/>
            <text:p text:style-name="P8"># Because tis_shared/org.talend.tooling_feature and top/org.talend.rcp.branding.top_feature, I prefere to <text:span text:style-name="T5">tcommon-studio-se</text:span> </text:p>
            <text:p text:style-name="P10">org.talend.update.p2-feature</text:p>
            <text:p text:style-name="P10"/>
            <text:p text:style-name="P9">#maybe should be in <text:span text:style-name="T5">tdi-studio-ee</text:span></text:p>
            <text:p text:style-name="P10">org.talend.designer.components.libs.tis</text:p>
            <text:p text:style-name="P11"/>
            <text:p text:style-name="P9">#Maybe should add in <text:span text:style-name="T5">tdi-studio-ee</text:span></text:p>
            <text:p text:style-name="P12">org.talend.metalanguage.jobscript.generator</text:p>
          </table:table-cell>
        </table:table-row>
      </table:table>
      <text:p text:style-name="Standard"/>
      <text:p text:style-name="Standard"/>
      <text:p text:style-name="Standard"><text:span text:style-name="T6"><text:tab/>- tis_private svn repsoitory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pan text:style-name="T3">drools-guvnor-custom</text:span></text:p>
            <text:p text:style-name="Table_20_Contents"><text:span text:style-name="T3">org.talend.administrator</text:span></text:p>
            <text:p text:style-name="Table_20_Contents"><text:span text:style-name="T3">org.talend.ant.build</text:span></text:p>
            <text:p text:style-name="Table_20_Contents"><text:span text:style-name="T3">org.talend.gadget.admindashboard</text:span></text:p>
            <text:p text:style-name="Table_20_Contents"><text:span text:style-name="T3">org.talend.jobserver.karaf.feature</text:span></text:p>
            <text:p text:style-name="Table_20_Contents"><text:span text:style-name="T3">org.talend.mavenUrlHandler</text:span></text:p>
            <text:p text:style-name="Table_20_Contents"><text:span text:style-name="T3">org.talend.oryx</text:span></text:p>
            <text:p text:style-name="Table_20_Contents"><text:span text:style-name="T3">org.talend.remote.jobserver.sigar</text:span></text:p>
            <text:p text:style-name="Table_20_Contents"><text:span text:style-name="T3">org.talend.remote.server</text:span></text:p>
            <text:p text:style-name="Table_20_Contents"><text:span text:style-name="T3">org.talend.soamanager</text:span></text:p>
            <text:p text:style-name="Table_20_Contents"><text:span text:style-name="T3">org.talend.soamanager.commons</text:span></text:p>
            <text:p text:style-name="Table_20_Contents"><text:span text:style-name="T3">org.talend.test.build</text:span></text:p>
            <text:p text:style-name="Table_20_Contents"><text:span text:style-name="T3">org.talend.test.performance</text:span></text:p>
            <text:p text:style-name="Table_20_Contents"><text:span text:style-name="T3"/></text:p>
            <text:p text:style-name="P8"><text:span text:style-name="T3">#should be in </text:span><text:span text:style-name="T4">tcommon-studio-ee</text:span></text:p>
            <text:p text:style-name="P10"><text:span text:style-name="T3">org.talend.commandline.performances</text:span></text:p>
          </table:table-cell>
        </table:table-row>
      </table:table>
      <text:p text:style-name="Standard"/>
      <text:p text:style-name="Standard"/>
      <text:p text:style-name="Standard">Now, for top, tdq, tom and tem. Did for studio via feature, so there is only <text:span text:style-name="T5">top2tdq-studio-se. tdq2tdq -studio-ee</text:span>, etc.</text:p>
      <text:p text:style-name="Standard"/>
      <text:p text:style-name="Standard">But for tis_private, only move all studio bundles to <text:span text:style-name="T5">tcommon-studio-ee</text:span>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5:05:58</meta:creation-date>
    <dc:date>2014-01-29T11:51:00</dc:date>
    <meta:editing-duration>PT3H10M17S</meta:editing-duration>
    <meta:editing-cycles>177</meta:editing-cycles>
    <meta:generator>LibreOffice/3.5$Linux_X86_64 LibreOffice_project/350m1$Build-202</meta:generator>
    <meta:document-statistic meta:table-count="7" meta:image-count="0" meta:object-count="0" meta:page-count="5" meta:paragraph-count="180" meta:word-count="356" meta:character-count="6199" meta:non-whitespace-character-count="5824"/>
  </office:meta>
</office:document-meta>
</file>